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9C9C9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C9C9C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background-color="#C9C9C9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top" fo:background-color="#C9C9C9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10" style:family="table-cell" style:parent-style-name="Default" style:data-style-name="N0">
      <style:table-cell-properties fo:border="thin solid #000000" style:vertical-align="automatic" fo:background-color="#C9C9C9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25" style:family="table-cell" style:parent-style-name="Default" style:data-style-name="N0">
      <style:table-cell-properties fo:border="thin solid #000000" fo:background-color="#FFFFFF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#FFFF00"/>
      <style:text-properties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top" fo:wrap-option="wrap" fo:background-color="#FFFF00" style:repeat-content="false"/>
      <style:paragraph-properties fo:text-align="start" fo:margin-left="0cm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end" fo:margin-right="0cm"/>
      <style:text-properties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7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1.04069444444444cm"/>
    </style:style>
    <style:style style:name="co3" style:family="table-column">
      <style:table-column-properties fo:break-before="auto" style:column-width="1.12888888888889cm"/>
    </style:style>
    <style:style style:name="co4" style:family="table-column">
      <style:table-column-properties fo:break-before="auto" style:column-width="3.51013888888889cm"/>
    </style:style>
    <style:style style:name="co5" style:family="table-column">
      <style:table-column-properties fo:break-before="auto" style:column-width="9.22513888888889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6.82625cm"/>
    </style:style>
    <style:style style:name="co8" style:family="table-column">
      <style:table-column-properties fo:break-before="auto" style:column-width="10.9890277777778cm"/>
    </style:style>
    <style:style style:name="co9" style:family="table-column">
      <style:table-column-properties fo:break-before="auto" style:column-width="9.06638888888889cm"/>
    </style:style>
    <style:style style:name="co10" style:family="table-column">
      <style:table-column-properties fo:break-before="auto" style:column-width="10.7773611111111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48" style:family="table-cell">
      <style:map style:condition="of:is-true-formula([.#REF!]=&quot;Y&quot;)" style:apply-style-name="cf7" style:base-cell-address="Template.A4"/>
      <style:map style:condition="of:is-true-formula([.#REF!]=&quot;Y&quot;)" style:apply-style-name="cf7" style:base-cell-address="Template.A4"/>
    </style:style>
    <style:style style:name="ce49" style:family="table-cell">
      <style:map style:condition="of:is-true-formula([.#REF!]=&quot;Y&quot;)" style:apply-style-name="cf7" style:base-cell-address="Template.A6"/>
      <style:map style:condition="of:is-true-formula([.#REF!]=&quot;Y&quot;)" style:apply-style-name="cf7" style:base-cell-address="Template.A6"/>
    </style:style>
    <style:style style:name="ce50" style:family="table-cell" style:parent-style-name="Default" style:data-style-name="N0">
      <style:table-cell-properties fo:background-color="transparent"/>
      <style:map style:condition="of:is-true-formula([.#REF!]=&quot;Y&quot;)" style:apply-style-name="cf7" style:base-cell-address="Template.A4"/>
      <style:map style:condition="of:is-true-formula([.#REF!]=&quot;Y&quot;)" style:apply-style-name="cf7" style:base-cell-address="Template.A4"/>
    </style:style>
    <style:style style:name="ce51" style:family="table-cell">
      <style:map style:condition="of:is-true-formula([.#REF!]=&quot;Y&quot;)" style:apply-style-name="cf7" style:base-cell-address="Template.A22"/>
      <style:map style:condition="of:is-true-formula([.#REF!]=&quot;Y&quot;)" style:apply-style-name="cf7" style:base-cell-address="Template.A22"/>
    </style:style>
    <style:style style:name="ce52" style:family="table-cell">
      <style:map style:condition="of:is-true-formula([.#REF!]=&quot;Y&quot;)" style:apply-style-name="cf7" style:base-cell-address="Template.A22"/>
      <style:map style:condition="of:is-true-formula([.#REF!]=&quot;Y&quot;)" style:apply-style-name="cf7" style:base-cell-address="Template.B22"/>
    </style:style>
    <style:style style:name="ce53" style:family="table-cell" style:parent-style-name="Default" style:data-style-name="N0">
      <style:text-properties fo:font-weight="bold" style:font-weight-asian="bold" style:font-weight-complex="bold"/>
      <style:map style:condition="of:is-true-formula([.#REF!]=&quot;Y&quot;)" style:apply-style-name="cf7" style:base-cell-address="Template.A6"/>
      <style:map style:condition="of:is-true-formula([.#REF!]=&quot;Y&quot;)" style:apply-style-name="cf7" style:base-cell-address="Template.A6"/>
    </style:style>
    <style:style style:name="ce54" style:family="table-cell" style:parent-style-name="Default" style:data-style-name="N0">
      <style:table-cell-properties fo:background-color="transparent"/>
      <style:map style:condition="of:is-true-formula([.#REF!]=&quot;Y&quot;)" style:apply-style-name="cf7" style:base-cell-address="Template.A6"/>
      <style:map style:condition="of:is-true-formula([.#REF!]=&quot;Y&quot;)" style:apply-style-name="cf7" style:base-cell-address="Template.A6"/>
    </style:style>
    <style:style style:name="ce5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  <style:map style:condition="of:is-true-formula([.#REF!]=&quot;Y&quot;)" style:apply-style-name="cf7" style:base-cell-address="Template.A6"/>
      <style:map style:condition="of:is-true-formula([.#REF!]=&quot;Y&quot;)" style:apply-style-name="cf7" style:base-cell-address="Template.A6"/>
    </style:style>
    <style:style style:name="ce56" style:family="table-cell" style:parent-style-name="Default" style:data-style-name="N0">
      <style:table-cell-properties fo:background-color="transparent"/>
      <style:map style:condition="of:is-true-formula([.#REF!]=&quot;Y&quot;)" style:apply-style-name="cf7" style:base-cell-address="Template.A4"/>
      <style:map style:condition="of:is-true-formula([.#REF!]=&quot;Y&quot;)" style:apply-style-name="cf7" style:base-cell-address="Template.A6"/>
    </style:style>
    <style:style style:name="ce5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7" style:base-cell-address="Template.A22"/>
      <style:map style:condition="of:is-true-formula([.#REF!]=&quot;Y&quot;)" style:apply-style-name="cf7" style:base-cell-address="Template.J22"/>
    </style:style>
    <style:style style:name="ce58" style:family="table-cell">
      <style:map style:condition="of:is-true-formula([.#REF!]=&quot;Y&quot;)" style:apply-style-name="cf7" style:base-cell-address="Template.F23"/>
      <style:map style:condition="of:is-true-formula([.#REF!]=&quot;Y&quot;)" style:apply-style-name="cf7" style:base-cell-address="Template.F23"/>
    </style:style>
    <style:style style:name="ce59" style:family="table-cell">
      <style:map style:condition="of:is-true-formula([.#REF!]=&quot;Y&quot;)" style:apply-style-name="cf7" style:base-cell-address="Template.F25"/>
      <style:map style:condition="of:is-true-formula([.#REF!]=&quot;Y&quot;)" style:apply-style-name="cf7" style:base-cell-address="Template.F25"/>
    </style:style>
    <style:style style:name="ce60" style:family="table-cell">
      <style:map style:condition="of:is-true-formula([.#REF!]=&quot;Y&quot;)" style:apply-style-name="cf7" style:base-cell-address="Template.A24"/>
      <style:map style:condition="of:is-true-formula([.#REF!]=&quot;Y&quot;)" style:apply-style-name="cf7" style:base-cell-address="Template.A24"/>
      <style:map style:condition="of:is-true-formula([.#REF!]=&quot;Y&quot;)" style:apply-style-name="cf7" style:base-cell-address="Template.A24"/>
      <style:map style:condition="of:is-true-formula([.#REF!]=&quot;Y&quot;)" style:apply-style-name="cf7" style:base-cell-address="Template.A24"/>
    </style:style>
    <style:style style:name="ce61" style:family="table-cell">
      <style:map style:condition="of:is-true-formula([.#REF!]=&quot;Y&quot;)" style:apply-style-name="cf7" style:base-cell-address="Template.A6"/>
      <style:map style:condition="of:is-true-formula([.#REF!]=&quot;Y&quot;)" style:apply-style-name="cf7" style:base-cell-address="Template.A27"/>
    </style:style>
    <style:style style:name="ce62" style:family="table-cell">
      <style:map style:condition="of:is-true-formula([.#REF!]=&quot;Y&quot;)" style:apply-style-name="cf7" style:base-cell-address="Template.A48"/>
      <style:map style:condition="of:is-true-formula([.#REF!]=&quot;Y&quot;)" style:apply-style-name="cf7" style:base-cell-address="Template.A48"/>
    </style:style>
    <style:style style:name="ce6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7" style:base-cell-address="Template.A6"/>
      <style:map style:condition="of:is-true-formula([.#REF!]=&quot;Y&quot;)" style:apply-style-name="cf7" style:base-cell-address="Template.A61"/>
    </style:style>
    <style:style style:name="ce6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7" style:base-cell-address="Template.A6"/>
      <style:map style:condition="of:is-true-formula([.#REF!]=&quot;Y&quot;)" style:apply-style-name="cf7" style:base-cell-address="Template.A6"/>
    </style:style>
    <style:style style:name="ce6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7" style:base-cell-address="Template.A6"/>
      <style:map style:condition="of:is-true-formula([.#REF!]=&quot;Y&quot;)" style:apply-style-name="cf7" style:base-cell-address="Template.A27"/>
    </style:style>
    <style:style style:name="ce6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7" style:base-cell-address="Template.A201"/>
      <style:map style:condition="of:is-true-formula([.#REF!]=&quot;Y&quot;)" style:apply-style-name="cf7" style:base-cell-address="Template.J202"/>
    </style:style>
    <style:style style:name="ce6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7" style:base-cell-address="Template.A201"/>
      <style:map style:condition="of:is-true-formula([.#REF!]=&quot;Y&quot;)" style:apply-style-name="cf7" style:base-cell-address="Template.B202"/>
    </style:style>
    <style:style style:name="ce6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7" style:base-cell-address="Template.A48"/>
      <style:map style:condition="of:is-true-formula([.#REF!]=&quot;Y&quot;)" style:apply-style-name="cf7" style:base-cell-address="Template.A201"/>
    </style:style>
    <style:style style:name="ce6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7" style:base-cell-address="Template.A48"/>
      <style:map style:condition="of:is-true-formula([.#REF!]=&quot;Y&quot;)" style:apply-style-name="cf7" style:base-cell-address="Template.A201"/>
    </style:style>
    <style:style style:name="ce7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7" style:base-cell-address="Template.A201"/>
      <style:map style:condition="of:is-true-formula([.#REF!]=&quot;Y&quot;)" style:apply-style-name="cf7" style:base-cell-address="Template.A201"/>
    </style:style>
    <style:style style:name="ce7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7" style:base-cell-address="Template.A201"/>
      <style:map style:condition="of:is-true-formula([.#REF!]=&quot;Y&quot;)" style:apply-style-name="cf7" style:base-cell-address="Template.A210"/>
    </style:style>
    <style:style style:name="ce7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7" style:base-cell-address="Template.A212"/>
      <style:map style:condition="of:is-true-formula([.#REF!]=&quot;Y&quot;)" style:apply-style-name="cf7" style:base-cell-address="Template.A212"/>
      <style:map style:condition="of:is-true-formula([.#REF!]=&quot;Y&quot;)" style:apply-style-name="cf7" style:base-cell-address="Template.A212"/>
      <style:map style:condition="of:is-true-formula([.#REF!]=&quot;Y&quot;)" style:apply-style-name="cf7" style:base-cell-address="Template.A212"/>
    </style:style>
    <style:style style:name="ce7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7" style:base-cell-address="Template.A201"/>
      <style:map style:condition="of:is-true-formula([.#REF!]=&quot;Y&quot;)" style:apply-style-name="cf7" style:base-cell-address="Template.B201"/>
    </style:style>
    <style:style style:name="ce74" style:family="table-cell">
      <style:map style:condition="of:is-true-formula([.#REF!]=&quot;Y&quot;)" style:apply-style-name="cf7" style:base-cell-address="Template.F40"/>
      <style:map style:condition="of:is-true-formula([.#REF!]=&quot;Y&quot;)" style:apply-style-name="cf7" style:base-cell-address="Template.F40"/>
    </style:style>
    <style:style style:name="ce7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7" style:base-cell-address="Template.A6"/>
      <style:map style:condition="of:is-true-formula([.#REF!]=&quot;Y&quot;)" style:apply-style-name="cf7" style:base-cell-address="Template.A91"/>
    </style:style>
    <style:style style:name="ce7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7" style:base-cell-address="Template.F40"/>
      <style:map style:condition="of:is-true-formula([.#REF!]=&quot;Y&quot;)" style:apply-style-name="cf7" style:base-cell-address="Template.F145"/>
    </style:style>
    <style:style style:name="ce7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7" style:base-cell-address="Template.A213"/>
      <style:map style:condition="of:is-true-formula([.#REF!]=&quot;Y&quot;)" style:apply-style-name="cf7" style:base-cell-address="Template.A213"/>
      <style:map style:condition="of:is-true-formula([.#REF!]=&quot;Y&quot;)" style:apply-style-name="cf7" style:base-cell-address="Template.A213"/>
      <style:map style:condition="of:is-true-formula([.#REF!]=&quot;Y&quot;)" style:apply-style-name="cf7" style:base-cell-address="Template.A213"/>
    </style:style>
    <style:style style:name="ce7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7" style:base-cell-address="Template.A213"/>
      <style:map style:condition="of:is-true-formula([.#REF!]=&quot;Y&quot;)" style:apply-style-name="cf7" style:base-cell-address="Template.J213"/>
      <style:map style:condition="of:is-true-formula([.#REF!]=&quot;Y&quot;)" style:apply-style-name="cf7" style:base-cell-address="Template.J213"/>
      <style:map style:condition="of:is-true-formula([.#REF!]=&quot;Y&quot;)" style:apply-style-name="cf7" style:base-cell-address="Template.J213"/>
    </style:style>
    <style:style style:name="ce7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7" style:base-cell-address="Template.K214"/>
      <style:map style:condition="of:is-true-formula([.#REF!]=&quot;Y&quot;)" style:apply-style-name="cf7" style:base-cell-address="Template.K214"/>
      <style:map style:condition="of:is-true-formula([.#REF!]=&quot;Y&quot;)" style:apply-style-name="cf7" style:base-cell-address="Template.K214"/>
      <style:map style:condition="of:is-true-formula([.#REF!]=&quot;Y&quot;)" style:apply-style-name="cf7" style:base-cell-address="Template.K214"/>
    </style:style>
    <style:style style:name="ce8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7" style:base-cell-address="Template.K216"/>
      <style:map style:condition="of:is-true-formula([.#REF!]=&quot;Y&quot;)" style:apply-style-name="cf7" style:base-cell-address="Template.K216"/>
      <style:map style:condition="of:is-true-formula([.#REF!]=&quot;Y&quot;)" style:apply-style-name="cf7" style:base-cell-address="Template.K216"/>
      <style:map style:condition="of:is-true-formula([.#REF!]=&quot;Y&quot;)" style:apply-style-name="cf7" style:base-cell-address="Template.K216"/>
    </style:style>
    <style:style style:name="ce8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7" style:base-cell-address="Template.A213"/>
      <style:map style:condition="of:is-true-formula([.#REF!]=&quot;Y&quot;)" style:apply-style-name="cf7" style:base-cell-address="Template.C213"/>
      <style:map style:condition="of:is-true-formula([.#REF!]=&quot;Y&quot;)" style:apply-style-name="cf7" style:base-cell-address="Template.C213"/>
      <style:map style:condition="of:is-true-formula([.#REF!]=&quot;Y&quot;)" style:apply-style-name="cf7" style:base-cell-address="Template.C213"/>
    </style:style>
    <style:style style:name="ce8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7" style:base-cell-address="Template.A201"/>
      <style:map style:condition="of:is-true-formula([.#REF!]=&quot;Y&quot;)" style:apply-style-name="cf7" style:base-cell-address="Template.A222"/>
    </style:style>
    <style:style style:name="ce8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7" style:base-cell-address="Template.A222"/>
      <style:map style:condition="of:is-true-formula([.#REF!]=&quot;Y&quot;)" style:apply-style-name="cf7" style:base-cell-address="Template.J222"/>
    </style:style>
    <style:style style:name="ce8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7" style:base-cell-address="Template.A222"/>
      <style:map style:condition="of:is-true-formula([.#REF!]=&quot;Y&quot;)" style:apply-style-name="cf7" style:base-cell-address="Template.B222"/>
    </style:style>
    <style:style style:name="ce8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7" style:base-cell-address="Template.A213"/>
      <style:map style:condition="of:is-true-formula([.#REF!]=&quot;Y&quot;)" style:apply-style-name="cf7" style:base-cell-address="Template.A223"/>
    </style:style>
    <style:style style:name="ce8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7" style:base-cell-address="Template.A222"/>
      <style:map style:condition="of:is-true-formula([.#REF!]=&quot;Y&quot;)" style:apply-style-name="cf7" style:base-cell-address="Template.J223"/>
    </style:style>
    <style:style style:name="ce8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7" style:base-cell-address="Template.F227"/>
      <style:map style:condition="of:is-true-formula([.#REF!]=&quot;Y&quot;)" style:apply-style-name="cf7" style:base-cell-address="Template.F227"/>
      <style:map style:condition="of:is-true-formula([.#REF!]=&quot;Y&quot;)" style:apply-style-name="cf7" style:base-cell-address="Template.F227"/>
      <style:map style:condition="of:is-true-formula([.#REF!]=&quot;Y&quot;)" style:apply-style-name="cf7" style:base-cell-address="Template.F227"/>
    </style:style>
    <style:style style:name="ce8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7" style:base-cell-address="Template.F228"/>
      <style:map style:condition="of:is-true-formula([.#REF!]=&quot;Y&quot;)" style:apply-style-name="cf7" style:base-cell-address="Template.F228"/>
      <style:map style:condition="of:is-true-formula([.#REF!]=&quot;Y&quot;)" style:apply-style-name="cf7" style:base-cell-address="Template.F228"/>
      <style:map style:condition="of:is-true-formula([.#REF!]=&quot;Y&quot;)" style:apply-style-name="cf7" style:base-cell-address="Template.F228"/>
    </style:style>
    <style:style style:name="ce8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7" style:base-cell-address="Template.A201"/>
      <style:map style:condition="of:is-true-formula([.#REF!]=&quot;Y&quot;)" style:apply-style-name="cf7" style:base-cell-address="Template.A230"/>
    </style:style>
    <style:style style:name="ce9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7" style:base-cell-address="Template.A213"/>
      <style:map style:condition="of:is-true-formula([.#REF!]=&quot;Y&quot;)" style:apply-style-name="cf7" style:base-cell-address="Template.B22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mpl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number-columns-spanned="4" table:number-rows-spanned="1" table:style-name="ce44">
            <text:p>Destination</text:p>
          </table:table-cell>
          <table:covered-table-cell table:number-columns-repeated="3"/>
          <table:table-cell office:value-type="string" table:number-columns-spanned="6" table:number-rows-spanned="1" table:style-name="ce45">
            <text:p>Source</text:p>
          </table:table-cell>
          <table:covered-table-cell table:number-columns-repeated="5"/>
          <table:table-cell table:style-name="ce3"/>
          <table:table-cell table:number-columns-repeated="16373"/>
        </table:table-row>
        <table:table-row table:style-name="ro1">
          <table:table-cell office:value-type="string" table:style-name="ce2">
            <text:p>Element<text:s/></text:p>
          </table:table-cell>
          <table:table-cell office:value-type="string" table:style-name="ce4">
            <text:p>Level</text:p>
          </table:table-cell>
          <table:table-cell office:value-type="string" table:style-name="ce4">
            <text:p>M/O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ath</text:p>
          </table:table-cell>
          <table:table-cell office:value-type="string" table:style-name="ce2">
            <text:p>Element</text:p>
          </table:table-cell>
          <table:table-cell office:value-type="string" table:style-name="ce2">
            <text:p>Condition</text:p>
          </table:table-cell>
          <table:table-cell office:value-type="string" table:style-name="ce2">
            <text:p>Transformation</text:p>
          </table:table-cell>
          <table:table-cell office:value-type="string" table:style-name="ce2">
            <text:p>Remarks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office:value-type="string" table:style-name="ce6">
            <text:p>In this column the entire output message is described</text:p>
          </table:table-cell>
          <table:table-cell office:value-type="string" table:style-name="ce7">
            <text:p>Level of the destination element (root is 0)</text:p>
          </table:table-cell>
          <table:table-cell office:value-type="string" table:style-name="ce8">
            <text:p>Optional column<text:span text:style-name="T1">; Indicates whether the element is mandatory or optional</text:span></text:p>
          </table:table-cell>
          <table:table-cell office:value-type="string" table:style-name="ce9">
            <text:p>Optional column<text:span text:style-name="T1">; Type of the element</text:span></text:p>
          </table:table-cell>
          <table:table-cell office:value-type="string" table:style-name="ce6">
            <text:p>Full path of the source element; Empty when the source element is a fixed value</text:p>
          </table:table-cell>
          <table:table-cell office:value-type="string" table:style-name="ce6">
            <text:p>Source element; Fixed values are put between quotation marks</text:p>
          </table:table-cell>
          <table:table-cell office:value-type="string" table:style-name="ce6">
            <text:p>Condition on which the element is (not) included; Empty when the element is always included</text:p>
          </table:table-cell>
          <table:table-cell office:value-type="string" table:style-name="ce6">
            <text:p>Description of any value processing; Empty when the value of the source element and the destination element are equal</text:p>
          </table:table-cell>
          <table:table-cell table:style-name="ce10"/>
          <table:table-cell table:number-columns-repeated="2" table:style-name="ce5"/>
          <table:table-cell table:number-columns-repeated="16373"/>
        </table:table-row>
        <table:table-row table:style-name="ro2">
          <table:table-cell office:value-type="string" table:style-name="ce48">
            <text:p>ur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tring URI</text:p>
          </table:table-cell>
          <table:table-cell office:value-type="string" table:style-name="ce1">
            <text:p>../url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resultaattypes/resultaat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48">
            <text:p>zaaktyp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tring URI</text:p>
          </table:table-cell>
          <table:table-cell office:value-type="string" table:style-name="ce1">
            <text:p>../zaaktype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resultaattypes/resultaat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49">
            <text:p>omschrijv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tring AN20</text:p>
          </table:table-cell>
          <table:table-cell office:value-type="string" table:style-name="ce1">
            <text:p>../omschrijving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resultaattypes/resultaat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49">
            <text:p>resultaattypeomschrijv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tring URI</text:p>
          </table:table-cell>
          <table:table-cell office:value-type="string" table:style-name="ce1">
            <text:p>../resultaattypeomschrijving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resultaattypes/resultaat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54">
            <text:p>omschrijvingGeneriek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tring NOT-EMPTY?</text:p>
          </table:table-cell>
          <table:table-cell office:value-type="string" table:style-name="ce1">
            <text:p>../omschrijvingGeneriek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resultaattypes/resultaat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56">
            <text:p>selectielijstklass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tring URI</text:p>
          </table:table-cell>
          <table:table-cell office:value-type="string" table:style-name="ce1">
            <text:p>../selectielijstklasse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resultaattypes/resultaat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54">
            <text:p>toelicht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../toelichting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resultaattypes/resultaat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54">
            <text:p>archiefnominati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tring ENUM</text:p>
          </table:table-cell>
          <table:table-cell office:value-type="string" table:style-name="ce1">
            <text:p>../archiefnominatie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resultaattypes/resultaat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54">
            <text:p>archiefactietermij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uration</text:p>
          </table:table-cell>
          <table:table-cell office:value-type="string" table:style-name="ce1">
            <text:p>../archiefactietermijn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resultaattypes/resultaat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55">
            <text:p>brondatumArchiefprocedure(begin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office:value-type="string" table:style-name="ce1">
            <text:p>zgwBrondatumArchiefprocedure</text:p>
          </table:table-cell>
          <table:table-cell office:value-type="string" table:style-name="ce1">
            <text:p>../brondatumArchiefprocedure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resultaattypes/resultaat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54">
            <text:p>afleidingwijz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tring ENUM</text:p>
          </table:table-cell>
          <table:table-cell office:value-type="string" table:style-name="ce1">
            <text:p>../brondatumArchiefprocedure/afleidingwijze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resultaattypes/resultaat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50">
            <text:p>datumkenme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tring AN80</text:p>
          </table:table-cell>
          <table:table-cell office:value-type="string" table:style-name="ce1">
            <text:p>../brondatumArchiefprocedure/datumkenmerk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resultaattypes/resultaat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50">
            <text:p>einddatumBeken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../brondatumArchiefprocedure/einddatumBekend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resultaattypes/resultaat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49">
            <text:p>objecttyp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tring ENUM</text:p>
          </table:table-cell>
          <table:table-cell office:value-type="string" table:style-name="ce1">
            <text:p>../brondatumArchiefprocedure/objecttype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resultaattypes/resultaat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49">
            <text:p>registrat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tring AN80</text:p>
          </table:table-cell>
          <table:table-cell office:value-type="string" table:style-name="ce1">
            <text:p>../brondatumArchiefprocedure/registratie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resultaattypes/resultaat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53">
            <text:p>procestermijn(end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uration</text:p>
          </table:table-cell>
          <table:table-cell office:value-type="string" table:style-name="ce1">
            <text:p>../brondatumArchiefprocedure/procestermijn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resultaattypes/resultaat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table:number-columns-repeated="9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9"/>
          <table:table-cell table:number-columns-repeated="8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1"/>
          <table:table-cell table:style-name="ce52"/>
          <table:table-cell table:style-name="ce52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7"/>
          <table:table-cell table:style-name="ce57"/>
          <table:table-cell table:number-columns-repeated="16373"/>
        </table:table-row>
        <table:table-row table:style-name="ro2">
          <table:table-cell table:style-name="ce1"/>
          <table:table-cell table:style-name="ce52"/>
          <table:table-cell table:style-name="ce52"/>
          <table:table-cell table:style-name="ce1"/>
          <table:table-cell table:style-name="ce51"/>
          <table:table-cell table:style-name="ce58"/>
          <table:table-cell table:number-columns-repeated="3" table:style-name="ce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60"/>
          <table:table-cell table:style-name="ce52"/>
          <table:table-cell table:style-name="ce52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7"/>
          <table:table-cell table:style-name="ce57"/>
          <table:table-cell table:number-columns-repeated="16373"/>
        </table:table-row>
        <table:table-row table:style-name="ro2">
          <table:table-cell table:style-name="ce60"/>
          <table:table-cell table:style-name="ce52"/>
          <table:table-cell table:style-name="ce52"/>
          <table:table-cell table:style-name="ce51"/>
          <table:table-cell table:style-name="ce51"/>
          <table:table-cell table:style-name="ce59"/>
          <table:table-cell table:number-columns-repeated="3" table:style-name="ce1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48"/>
          <table:table-cell table:number-columns-repeated="8" table:style-name="ce1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61"/>
          <table:table-cell table:number-columns-repeated="8" table:style-name="ce1"/>
          <table:table-cell table:number-columns-repeated="2" table:style-name="ce15"/>
          <table:table-cell table:number-columns-repeated="16373"/>
        </table:table-row>
        <table:table-row table:number-rows-repeated="2" table:style-name="ro2">
          <table:table-cell table:style-name="ce49"/>
          <table:table-cell table:number-columns-repeated="8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8"/>
          <table:table-cell table:number-columns-repeated="8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9"/>
          <table:table-cell table:number-columns-repeated="8" table:style-name="ce1"/>
          <table:table-cell table:number-columns-repeated="2" table:style-name="ce11"/>
          <table:table-cell table:number-columns-repeated="16373"/>
        </table:table-row>
        <table:table-row table:number-rows-repeated="3" table:style-name="ro2">
          <table:table-cell table:style-name="ce49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4" table:style-name="ro2">
          <table:table-cell table:style-name="ce48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49"/>
          <table:table-cell table:number-columns-repeated="4"/>
          <table:table-cell table:style-name="ce74"/>
          <table:table-cell table:number-columns-repeated="3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9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51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9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number-columns-repeated="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9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2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8" table:style-name="ro2">
          <table:table-cell table:number-columns-repeated="9" table:style-name="ce1"/>
          <table:table-cell table:number-columns-repeated="2" table:style-name="ce11"/>
          <table:table-cell table:number-columns-repeated="16373"/>
        </table:table-row>
        <table:table-row table:number-rows-repeated="3" table:style-name="ro2">
          <table:table-cell table:style-name="ce16"/>
          <table:table-cell table:number-columns-repeated="3" table:style-name="ce17"/>
          <table:table-cell table:style-name="ce18"/>
          <table:table-cell table:number-columns-repeated="4" table:style-name="ce16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19"/>
          <table:table-cell table:number-columns-repeated="3" table:style-name="ce17"/>
          <table:table-cell table:style-name="ce18"/>
          <table:table-cell table:number-columns-repeated="3" table:style-name="ce16"/>
          <table:table-cell table:style-name="ce1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3"/>
          <table:table-cell table:number-columns-repeated="3" table:style-name="ce17"/>
          <table:table-cell table:style-name="ce18"/>
          <table:table-cell table:number-columns-repeated="3" table:style-name="ce16"/>
          <table:table-cell table:style-name="ce1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4"/>
          <table:table-cell table:number-columns-repeated="3" table:style-name="ce17"/>
          <table:table-cell table:style-name="ce18"/>
          <table:table-cell table:number-columns-repeated="3" table:style-name="ce16"/>
          <table:table-cell table:style-name="ce1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4"/>
          <table:table-cell table:number-columns-repeated="3" table:style-name="ce17"/>
          <table:table-cell table:style-name="ce18"/>
          <table:table-cell table:number-columns-repeated="4" table:style-name="ce16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4"/>
          <table:table-cell table:number-columns-repeated="3" table:style-name="ce17"/>
          <table:table-cell table:style-name="ce18"/>
          <table:table-cell table:number-columns-repeated="3" table:style-name="ce16"/>
          <table:table-cell table:style-name="ce1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4"/>
          <table:table-cell table:number-columns-repeated="3" table:style-name="ce17"/>
          <table:table-cell table:style-name="ce18"/>
          <table:table-cell table:number-columns-repeated="4" table:style-name="ce16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4"/>
          <table:table-cell table:number-columns-repeated="3" table:style-name="ce17"/>
          <table:table-cell table:style-name="ce18"/>
          <table:table-cell table:number-columns-repeated="3" table:style-name="ce16"/>
          <table:table-cell table:style-name="ce1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4"/>
          <table:table-cell table:number-columns-repeated="3" table:style-name="ce17"/>
          <table:table-cell table:style-name="ce18"/>
          <table:table-cell table:number-columns-repeated="4" table:style-name="ce16"/>
          <table:table-cell table:style-name="ce11"/>
          <table:table-cell table:style-name="ce13"/>
          <table:table-cell table:number-columns-repeated="16373"/>
        </table:table-row>
        <table:table-row table:style-name="ro2">
          <table:table-cell table:style-name="ce64"/>
          <table:table-cell table:number-columns-repeated="3" table:style-name="ce17"/>
          <table:table-cell table:style-name="ce18"/>
          <table:table-cell table:number-columns-repeated="3" table:style-name="ce16"/>
          <table:table-cell table:style-name="ce19"/>
          <table:table-cell table:style-name="ce11"/>
          <table:table-cell table:style-name="ce13"/>
          <table:table-cell table:number-columns-repeated="16373"/>
        </table:table-row>
        <table:table-row table:style-name="ro2">
          <table:table-cell table:style-name="ce64"/>
          <table:table-cell table:number-columns-repeated="3" table:style-name="ce17"/>
          <table:table-cell table:style-name="ce18"/>
          <table:table-cell table:number-columns-repeated="4" table:style-name="ce16"/>
          <table:table-cell table:style-name="ce13"/>
          <table:table-cell table:style-name="ce11"/>
          <table:table-cell table:number-columns-repeated="16373"/>
        </table:table-row>
        <table:table-row table:number-rows-repeated="3" table:style-name="ro2">
          <table:table-cell table:style-name="ce63"/>
          <table:table-cell table:number-columns-repeated="3" table:style-name="ce17"/>
          <table:table-cell table:style-name="ce18"/>
          <table:table-cell table:number-columns-repeated="3" table:style-name="ce16"/>
          <table:table-cell table:style-name="ce1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4"/>
          <table:table-cell table:number-columns-repeated="3" table:style-name="ce17"/>
          <table:table-cell table:style-name="ce18"/>
          <table:table-cell table:style-name="ce20"/>
          <table:table-cell table:number-columns-repeated="2" table:style-name="ce16"/>
          <table:table-cell table:style-name="ce19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64"/>
          <table:table-cell table:number-columns-repeated="3" table:style-name="ce17"/>
          <table:table-cell table:style-name="ce18"/>
          <table:table-cell table:number-columns-repeated="3" table:style-name="ce16"/>
          <table:table-cell table:style-name="ce1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4"/>
          <table:table-cell table:number-columns-repeated="3" table:style-name="ce17"/>
          <table:table-cell table:style-name="ce18"/>
          <table:table-cell table:style-name="ce20"/>
          <table:table-cell table:number-columns-repeated="3" table:style-name="ce16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63"/>
          <table:table-cell table:number-columns-repeated="3" table:style-name="ce17"/>
          <table:table-cell table:style-name="ce18"/>
          <table:table-cell table:number-columns-repeated="3" table:style-name="ce16"/>
          <table:table-cell table:style-name="ce1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5"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repeated="2" table:style-name="ce21"/>
          <table:table-cell table:style-name="ce26"/>
          <table:table-cell table:number-columns-repeated="2" table:style-name="ce15"/>
          <table:table-cell table:number-columns-repeated="16373"/>
        </table:table-row>
        <table:table-row table:number-rows-repeated="10" table:style-name="ro2">
          <table:table-cell table:style-name="ce64"/>
          <table:table-cell table:number-columns-repeated="3" table:style-name="ce17"/>
          <table:table-cell table:style-name="ce18"/>
          <table:table-cell table:style-name="ce20"/>
          <table:table-cell table:number-columns-repeated="2" table:style-name="ce16"/>
          <table:table-cell table:style-name="ce1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4"/>
          <table:table-cell table:number-columns-repeated="3" table:style-name="ce17"/>
          <table:table-cell table:style-name="ce18"/>
          <table:table-cell table:style-name="ce27"/>
          <table:table-cell table:number-columns-repeated="2" table:style-name="ce16"/>
          <table:table-cell table:style-name="ce1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75"/>
          <table:table-cell table:number-columns-repeated="3" table:style-name="ce17"/>
          <table:table-cell table:style-name="ce18"/>
          <table:table-cell table:number-columns-repeated="3" table:style-name="ce16"/>
          <table:table-cell table:style-name="ce1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29"/>
          <table:table-cell table:number-columns-repeated="4" table:style-name="ce17"/>
          <table:table-cell table:number-columns-repeated="3" table:style-name="ce16"/>
          <table:table-cell table:style-name="ce1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7"/>
          <table:table-cell table:style-name="ce16"/>
          <table:table-cell table:style-name="ce27"/>
          <table:table-cell table:style-name="ce16"/>
          <table:table-cell table:style-name="ce31"/>
          <table:table-cell table:style-name="ce1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7"/>
          <table:table-cell table:style-name="ce16"/>
          <table:table-cell table:style-name="ce27"/>
          <table:table-cell table:number-columns-repeated="3" table:style-name="ce16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7"/>
          <table:table-cell table:style-name="ce16"/>
          <table:table-cell table:style-name="ce27"/>
          <table:table-cell table:number-columns-repeated="2" table:style-name="ce16"/>
          <table:table-cell table:style-name="ce19"/>
          <table:table-cell table:style-name="ce11"/>
          <table:table-cell table:style-name="ce13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7"/>
          <table:table-cell table:style-name="ce16"/>
          <table:table-cell table:style-name="ce27"/>
          <table:table-cell table:number-columns-repeated="3" table:style-name="ce16"/>
          <table:table-cell table:style-name="ce11"/>
          <table:table-cell table:style-name="ce13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7"/>
          <table:table-cell table:style-name="ce16"/>
          <table:table-cell table:style-name="ce20"/>
          <table:table-cell table:style-name="ce16"/>
          <table:table-cell table:style-name="ce31"/>
          <table:table-cell table:style-name="ce19"/>
          <table:table-cell table:style-name="ce11"/>
          <table:table-cell table:style-name="ce13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7"/>
          <table:table-cell table:style-name="ce16"/>
          <table:table-cell table:style-name="ce20"/>
          <table:table-cell table:number-columns-repeated="3" table:style-name="ce16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7"/>
          <table:table-cell table:style-name="ce16"/>
          <table:table-cell table:style-name="ce20"/>
          <table:table-cell table:style-name="ce16"/>
          <table:table-cell table:style-name="ce31"/>
          <table:table-cell table:style-name="ce16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7"/>
          <table:table-cell table:number-columns-repeated="5" table:style-name="ce16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7"/>
          <table:table-cell table:number-columns-repeated="3" table:style-name="ce16"/>
          <table:table-cell table:style-name="ce31"/>
          <table:table-cell table:style-name="ce16"/>
          <table:table-cell table:number-columns-repeated="2" table:style-name="ce13"/>
          <table:table-cell table:number-columns-repeated="16373"/>
        </table:table-row>
        <table:table-row table:number-rows-repeated="3" table:style-name="ro2">
          <table:table-cell table:style-name="ce30"/>
          <table:table-cell table:number-columns-repeated="3" table:style-name="ce17"/>
          <table:table-cell table:number-columns-repeated="5" table:style-name="ce16"/>
          <table:table-cell table:number-columns-repeated="2" table:style-name="ce13"/>
          <table:table-cell table:number-columns-repeated="16373"/>
        </table:table-row>
        <table:table-row table:number-rows-repeated="4" table:style-name="ro2">
          <table:table-cell table:style-name="ce30"/>
          <table:table-cell table:number-columns-repeated="3" table:style-name="ce17"/>
          <table:table-cell table:style-name="ce16"/>
          <table:table-cell table:style-name="ce27"/>
          <table:table-cell table:number-columns-repeated="3" table:style-name="ce16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7"/>
          <table:table-cell table:style-name="ce16"/>
          <table:table-cell table:style-name="ce27"/>
          <table:table-cell table:number-columns-repeated="3" table:style-name="ce16"/>
          <table:table-cell table:number-columns-repeated="2" table:style-name="ce13"/>
          <table:table-cell table:number-columns-repeated="16373"/>
        </table:table-row>
        <table:table-row table:number-rows-repeated="6" table:style-name="ro2">
          <table:table-cell table:style-name="ce30"/>
          <table:table-cell table:number-columns-repeated="3" table:style-name="ce17"/>
          <table:table-cell table:style-name="ce21"/>
          <table:table-cell table:style-name="ce27"/>
          <table:table-cell table:number-columns-repeated="3" table:style-name="ce16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7"/>
          <table:table-cell table:style-name="ce21"/>
          <table:table-cell table:style-name="ce27"/>
          <table:table-cell table:number-columns-repeated="3" table:style-name="ce16"/>
          <table:table-cell table:number-columns-repeated="2" table:style-name="ce13"/>
          <table:table-cell table:number-columns-repeated="16373"/>
        </table:table-row>
        <table:table-row table:number-rows-repeated="14" table:style-name="ro2">
          <table:table-cell table:style-name="ce30"/>
          <table:table-cell table:number-columns-repeated="2" table:style-name="ce17"/>
          <table:table-cell table:style-name="ce30"/>
          <table:table-cell table:style-name="ce32"/>
          <table:table-cell table:number-columns-repeated="6" table:style-name="ce30"/>
          <table:table-cell table:number-columns-repeated="16373"/>
        </table:table-row>
        <table:table-row table:number-rows-repeated="2" table:style-name="ro2">
          <table:table-cell table:style-name="ce28"/>
          <table:table-cell table:number-columns-repeated="3" table:style-name="ce17"/>
          <table:table-cell table:style-name="ce16"/>
          <table:table-cell table:style-name="ce27"/>
          <table:table-cell table:number-columns-repeated="3" table:style-name="ce16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28"/>
          <table:table-cell table:number-columns-repeated="4" table:style-name="ce17"/>
          <table:table-cell table:number-columns-repeated="4" table:style-name="ce16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7"/>
          <table:table-cell table:number-columns-repeated="5" table:style-name="ce16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7"/>
          <table:table-cell table:style-name="ce16"/>
          <table:table-cell table:style-name="ce20"/>
          <table:table-cell table:style-name="ce16"/>
          <table:table-cell table:style-name="ce31"/>
          <table:table-cell table:style-name="ce16"/>
          <table:table-cell table:number-columns-repeated="2" table:style-name="ce13"/>
          <table:table-cell table:number-columns-repeated="16373"/>
        </table:table-row>
        <table:table-row table:number-rows-repeated="3" table:style-name="ro2">
          <table:table-cell table:style-name="ce30"/>
          <table:table-cell table:number-columns-repeated="3" table:style-name="ce17"/>
          <table:table-cell table:style-name="ce16"/>
          <table:table-cell table:style-name="ce20"/>
          <table:table-cell table:number-columns-repeated="3" table:style-name="ce16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7"/>
          <table:table-cell table:number-columns-repeated="5" table:style-name="ce16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34"/>
          <table:table-cell table:number-columns-repeated="5" table:style-name="ce35"/>
          <table:table-cell table:number-columns-repeated="2" table:style-name="ce36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7"/>
          <table:table-cell table:number-columns-repeated="5" table:style-name="ce16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7"/>
          <table:table-cell table:style-name="ce16"/>
          <table:table-cell table:style-name="ce20"/>
          <table:table-cell table:number-columns-repeated="3" table:style-name="ce16"/>
          <table:table-cell table:number-columns-repeated="2" table:style-name="ce13"/>
          <table:table-cell table:number-columns-repeated="16373"/>
        </table:table-row>
        <table:table-row table:number-rows-repeated="2" table:style-name="ro2">
          <table:table-cell table:style-name="ce30"/>
          <table:table-cell table:number-columns-repeated="3" table:style-name="ce17"/>
          <table:table-cell table:style-name="ce16"/>
          <table:table-cell table:style-name="ce20"/>
          <table:table-cell table:number-columns-repeated="3" table:style-name="ce16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7"/>
          <table:table-cell table:style-name="ce16"/>
          <table:table-cell table:style-name="ce76"/>
          <table:table-cell table:number-columns-repeated="3" table:style-name="ce16"/>
          <table:table-cell table:number-columns-repeated="2" table:style-name="ce13"/>
          <table:table-cell table:number-columns-repeated="16373"/>
        </table:table-row>
        <table:table-row table:number-rows-repeated="4" table:style-name="ro2">
          <table:table-cell table:style-name="ce31"/>
          <table:table-cell table:number-columns-repeated="3" table:style-name="ce17"/>
          <table:table-cell table:style-name="ce16"/>
          <table:table-cell table:style-name="ce76"/>
          <table:table-cell table:number-columns-repeated="3" table:style-name="ce16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37"/>
          <table:table-cell table:number-columns-repeated="3" table:style-name="ce34"/>
          <table:table-cell table:number-columns-repeated="5" table:style-name="ce35"/>
          <table:table-cell table:number-columns-repeated="2" table:style-name="ce36"/>
          <table:table-cell table:number-columns-repeated="16373"/>
        </table:table-row>
        <table:table-row table:number-rows-repeated="2" table:style-name="ro2">
          <table:table-cell table:style-name="ce28"/>
          <table:table-cell table:number-columns-repeated="3" table:style-name="ce17"/>
          <table:table-cell table:number-columns-repeated="5" table:style-name="ce16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29"/>
          <table:table-cell table:number-columns-repeated="2" table:style-name="ce17"/>
          <table:table-cell table:number-columns-repeated="6" table:style-name="ce16"/>
          <table:table-cell table:number-columns-repeated="2" table:style-name="ce13"/>
          <table:table-cell table:number-columns-repeated="16373"/>
        </table:table-row>
        <table:table-row table:number-rows-repeated="2" table:style-name="ro2">
          <table:table-cell table:style-name="ce30"/>
          <table:table-cell table:number-columns-repeated="2" table:style-name="ce17"/>
          <table:table-cell table:number-columns-repeated="4" table:style-name="ce16"/>
          <table:table-cell table:style-name="ce13"/>
          <table:table-cell table:style-name="ce38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28"/>
          <table:table-cell table:number-columns-repeated="2" table:style-name="ce17"/>
          <table:table-cell table:number-columns-repeated="5" table:style-name="ce16"/>
          <table:table-cell table:style-name="ce38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7"/>
          <table:table-cell table:number-columns-repeated="5" table:style-name="ce16"/>
          <table:table-cell table:number-columns-repeated="2" table:style-name="ce13"/>
          <table:table-cell table:number-columns-repeated="16373"/>
        </table:table-row>
        <table:table-row table:number-rows-repeated="2" table:style-name="ro2">
          <table:table-cell table:style-name="ce30"/>
          <table:table-cell table:number-columns-repeated="3" table:style-name="ce17"/>
          <table:table-cell table:number-columns-repeated="5" table:style-name="ce16"/>
          <table:table-cell table:number-columns-repeated="2" table:style-name="ce13"/>
          <table:table-cell table:number-columns-repeated="16373"/>
        </table:table-row>
        <table:table-row table:number-rows-repeated="3" table:style-name="ro2">
          <table:table-cell table:style-name="ce30"/>
          <table:table-cell table:number-columns-repeated="3" table:style-name="ce17"/>
          <table:table-cell table:style-name="ce16"/>
          <table:table-cell table:style-name="ce20"/>
          <table:table-cell table:number-columns-repeated="3" table:style-name="ce16"/>
          <table:table-cell table:number-columns-repeated="2" table:style-name="ce13"/>
          <table:table-cell table:number-columns-repeated="16373"/>
        </table:table-row>
        <table:table-row table:number-rows-repeated="2" table:style-name="ro2">
          <table:table-cell table:style-name="ce30"/>
          <table:table-cell table:number-columns-repeated="3" table:style-name="ce17"/>
          <table:table-cell table:number-columns-repeated="5" table:style-name="ce16"/>
          <table:table-cell table:number-columns-repeated="2" table:style-name="ce13"/>
          <table:table-cell table:number-columns-repeated="16373"/>
        </table:table-row>
        <table:table-row table:number-rows-repeated="2" table:style-name="ro2">
          <table:table-cell table:style-name="ce30"/>
          <table:table-cell table:number-columns-repeated="3" table:style-name="ce17"/>
          <table:table-cell table:style-name="ce16"/>
          <table:table-cell table:style-name="ce20"/>
          <table:table-cell table:number-columns-repeated="3" table:style-name="ce16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7"/>
          <table:table-cell table:number-columns-repeated="5" table:style-name="ce16"/>
          <table:table-cell table:number-columns-repeated="2" table:style-name="ce13"/>
          <table:table-cell table:number-columns-repeated="16373"/>
        </table:table-row>
        <table:table-row table:number-rows-repeated="2" table:style-name="ro2">
          <table:table-cell table:style-name="ce30"/>
          <table:table-cell table:number-columns-repeated="3" table:style-name="ce17"/>
          <table:table-cell table:style-name="ce16"/>
          <table:table-cell table:style-name="ce20"/>
          <table:table-cell table:number-columns-repeated="3" table:style-name="ce16"/>
          <table:table-cell table:number-columns-repeated="2" table:style-name="ce13"/>
          <table:table-cell table:number-columns-repeated="16373"/>
        </table:table-row>
        <table:table-row table:number-rows-repeated="5" table:style-name="ro2">
          <table:table-cell table:style-name="ce30"/>
          <table:table-cell table:number-columns-repeated="3" table:style-name="ce17"/>
          <table:table-cell table:style-name="ce16"/>
          <table:table-cell table:style-name="ce27"/>
          <table:table-cell table:number-columns-repeated="3" table:style-name="ce16"/>
          <table:table-cell table:number-columns-repeated="2" table:style-name="ce13"/>
          <table:table-cell table:number-columns-repeated="16373"/>
        </table:table-row>
        <table:table-row table:number-rows-repeated="5" table:style-name="ro2">
          <table:table-cell table:style-name="ce30"/>
          <table:table-cell table:number-columns-repeated="3" table:style-name="ce17"/>
          <table:table-cell table:number-columns-repeated="5" table:style-name="ce16"/>
          <table:table-cell table:number-columns-repeated="2" table:style-name="ce13"/>
          <table:table-cell table:number-columns-repeated="16373"/>
        </table:table-row>
        <table:table-row table:number-rows-repeated="2" table:style-name="ro2">
          <table:table-cell table:style-name="ce20"/>
          <table:table-cell table:number-columns-repeated="2" table:style-name="ce39"/>
          <table:table-cell table:style-name="ce20"/>
          <table:table-cell table:style-name="ce16"/>
          <table:table-cell table:number-columns-repeated="4" table:style-name="ce20"/>
          <table:table-cell table:number-columns-repeated="16375" table:style-name="ce1"/>
        </table:table-row>
        <table:table-row table:number-rows-repeated="2" table:style-name="ro2">
          <table:table-cell table:style-name="ce20"/>
          <table:table-cell table:number-columns-repeated="2" table:style-name="ce39"/>
          <table:table-cell table:style-name="ce20"/>
          <table:table-cell table:style-name="ce16"/>
          <table:table-cell table:number-columns-repeated="2" table:style-name="ce20"/>
          <table:table-cell table:style-name="ce16"/>
          <table:table-cell table:style-name="ce20"/>
          <table:table-cell table:number-columns-repeated="16375" table:style-name="ce1"/>
        </table:table-row>
        <table:table-row table:number-rows-repeated="4" table:style-name="ro2">
          <table:table-cell table:style-name="ce20"/>
          <table:table-cell table:number-columns-repeated="2" table:style-name="ce39"/>
          <table:table-cell table:style-name="ce20"/>
          <table:table-cell table:style-name="ce16"/>
          <table:table-cell table:number-columns-repeated="4" table:style-name="ce20"/>
          <table:table-cell table:number-columns-repeated="16375" table:style-name="ce1"/>
        </table:table-row>
        <table:table-row table:style-name="ro2">
          <table:table-cell table:style-name="ce28"/>
          <table:table-cell table:number-columns-repeated="3" table:style-name="ce17"/>
          <table:table-cell table:number-columns-repeated="5" table:style-name="ce16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19"/>
          <table:table-cell table:number-columns-repeated="3" table:style-name="ce17"/>
          <table:table-cell table:number-columns-repeated="5" table:style-name="ce16"/>
          <table:table-cell table:number-columns-repeated="2" table:style-name="ce13"/>
          <table:table-cell table:number-columns-repeated="16373"/>
        </table:table-row>
        <table:table-row table:number-rows-repeated="10" table:style-name="ro2">
          <table:table-cell table:style-name="ce16"/>
          <table:table-cell table:number-columns-repeated="3" table:style-name="ce17"/>
          <table:table-cell table:number-columns-repeated="5" table:style-name="ce16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28"/>
          <table:table-cell table:number-columns-repeated="3" table:style-name="ce17"/>
          <table:table-cell table:number-columns-repeated="5" table:style-name="ce16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70"/>
          <table:table-cell table:style-name="ce73"/>
          <table:table-cell table:style-name="ce73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69"/>
          <table:table-cell table:style-name="ce69"/>
          <table:table-cell table:number-columns-repeated="16373"/>
        </table:table-row>
        <table:table-row table:style-name="ro2">
          <table:table-cell table:style-name="ce68"/>
          <table:table-cell table:style-name="ce67"/>
          <table:table-cell table:style-name="ce67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6"/>
          <table:table-cell office:value-type="string" table:style-name="ce66">
            <text:p>FS0002 Passport</text:p>
            <text:p>IBS001 BSN No.</text:p>
            <text:p>IBS002 Driver's license number</text:p>
            <text:p>ZASLNO Identifier Notary</text:p>
            <text:p>ZBRCD Brainscode</text:p>
            <text:p>ZECH Registration number ECH</text:p>
            <text:p>ZGEKO GEKO ACCOUNT</text:p>
            <text:p>ZIID WFD instelling ID</text:p>
            <text:p>ZISS Issuer</text:p>
            <text:p>ZKVK KVK-number</text:p>
            <text:p>ZKVK_S KVK-sub-number</text:p>
            <text:p>ZPAYTN Payroll Tax Number</text:p>
            <text:p>ZPFNR Portfolio number</text:p>
            <text:p>ZPUONR PUO nr</text:p>
            <text:p>ZRSIN Rechtspers. &amp; Samenwerk. Informatie nr.</text:p>
            <text:p>ZUWV UWV Registration number</text:p>
            <text:p>ZVERBA Verblijfsvergunning Asiel</text:p>
            <text:p>ZVERBL Verblijfsvergunning</text:p>
            <text:p>ZVESTN Number Subsidiary</text:p>
            <text:p>ZVTAID Unique identifier in VTA system</text:p>
            <text:p>ZVTAST VTA system</text:p>
            <text:p>ZWFD Wet Financiele Dienstverlening</text:p>
          </table:table-cell>
          <table:table-cell table:number-columns-repeated="16373"/>
        </table:table-row>
        <table:table-row table:number-rows-repeated="7" table:style-name="ro2">
          <table:table-cell table:style-name="ce68"/>
          <table:table-cell table:style-name="ce67"/>
          <table:table-cell table:style-name="ce67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6"/>
          <table:table-cell table:style-name="ce66"/>
          <table:table-cell table:number-columns-repeated="16373"/>
        </table:table-row>
        <table:table-row table:style-name="ro2">
          <table:table-cell table:style-name="ce71"/>
          <table:table-cell table:style-name="ce73"/>
          <table:table-cell table:style-name="ce73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69"/>
          <table:table-cell table:style-name="ce69"/>
          <table:table-cell table:number-columns-repeated="16373"/>
        </table:table-row>
        <table:table-row table:style-name="ro2">
          <table:table-cell table:style-name="ce70"/>
          <table:table-cell table:style-name="ce73"/>
          <table:table-cell table:style-name="ce73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69"/>
          <table:table-cell table:style-name="ce69"/>
          <table:table-cell table:number-columns-repeated="16373"/>
        </table:table-row>
        <table:table-row table:style-name="ro2">
          <table:table-cell table:style-name="ce72"/>
          <table:table-cell table:style-name="ce67"/>
          <table:table-cell table:style-name="ce67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6"/>
          <table:table-cell table:style-name="ce66"/>
          <table:table-cell table:number-columns-repeated="16373"/>
        </table:table-row>
        <table:table-row table:style-name="ro2">
          <table:table-cell table:style-name="ce77"/>
          <table:table-cell table:style-name="ce67"/>
          <table:table-cell table:style-name="ce81"/>
          <table:table-cell table:style-name="ce77"/>
          <table:table-cell table:style-name="ce68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number-columns-repeated="16373"/>
        </table:table-row>
        <table:table-row table:style-name="ro2">
          <table:table-cell table:style-name="ce77"/>
          <table:table-cell table:style-name="ce67"/>
          <table:table-cell table:style-name="ce81"/>
          <table:table-cell table:style-name="ce77"/>
          <table:table-cell table:style-name="ce68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office:value-type="string" table:style-name="ce79">
            <text:p>01 Private</text:p>
            <text:p>02 Participant</text:p>
            <text:p>03 Business</text:p>
          </table:table-cell>
          <table:table-cell table:number-columns-repeated="16373"/>
        </table:table-row>
        <table:table-row table:style-name="ro2">
          <table:table-cell table:style-name="ce77"/>
          <table:table-cell table:style-name="ce67"/>
          <table:table-cell table:style-name="ce81"/>
          <table:table-cell table:style-name="ce77"/>
          <table:table-cell table:style-name="ce68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66"/>
          <table:table-cell table:number-columns-repeated="16373"/>
        </table:table-row>
        <table:table-row table:style-name="ro2">
          <table:table-cell table:style-name="ce77"/>
          <table:table-cell table:style-name="ce67"/>
          <table:table-cell table:style-name="ce81"/>
          <table:table-cell table:style-name="ce77"/>
          <table:table-cell table:style-name="ce68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office:value-type="string" table:style-name="ce80">
            <text:p>01 Yes</text:p>
            <text:p>02 No</text:p>
          </table:table-cell>
          <table:table-cell table:number-columns-repeated="16373"/>
        </table:table-row>
        <table:table-row table:style-name="ro2">
          <table:table-cell table:style-name="ce77"/>
          <table:table-cell table:style-name="ce67"/>
          <table:table-cell table:style-name="ce81"/>
          <table:table-cell table:style-name="ce77"/>
          <table:table-cell table:style-name="ce68"/>
          <table:table-cell table:style-name="ce77"/>
          <table:table-cell table:style-name="ce77"/>
          <table:table-cell table:style-name="ce77"/>
          <table:table-cell table:style-name="ce77"/>
          <table:table-cell table:style-name="ce78"/>
          <table:table-cell table:style-name="ce78"/>
          <table:table-cell table:number-columns-repeated="16373"/>
        </table:table-row>
        <table:table-row table:number-rows-repeated="2" table:style-name="ro2">
          <table:table-cell table:style-name="ce77"/>
          <table:table-cell table:style-name="ce67"/>
          <table:table-cell table:style-name="ce81"/>
          <table:table-cell table:style-name="ce77"/>
          <table:table-cell table:style-name="ce68"/>
          <table:table-cell table:style-name="ce77"/>
          <table:table-cell table:style-name="ce77"/>
          <table:table-cell table:style-name="ce77"/>
          <table:table-cell table:style-name="ce68"/>
          <table:table-cell table:style-name="ce78"/>
          <table:table-cell table:style-name="ce78"/>
          <table:table-cell table:number-columns-repeated="16373"/>
        </table:table-row>
        <table:table-row table:style-name="ro2">
          <table:table-cell table:style-name="ce77"/>
          <table:table-cell table:style-name="ce67"/>
          <table:table-cell table:style-name="ce81"/>
          <table:table-cell table:style-name="ce77"/>
          <table:table-cell table:style-name="ce68"/>
          <table:table-cell table:style-name="ce77"/>
          <table:table-cell table:style-name="ce77"/>
          <table:table-cell table:style-name="ce68"/>
          <table:table-cell table:style-name="ce68"/>
          <table:table-cell table:style-name="ce78"/>
          <table:table-cell table:style-name="ce78"/>
          <table:table-cell table:number-columns-repeated="16373"/>
        </table:table-row>
        <table:table-row table:style-name="ro2">
          <table:table-cell table:style-name="ce71"/>
          <table:table-cell table:style-name="ce73"/>
          <table:table-cell table:style-name="ce73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69"/>
          <table:table-cell table:style-name="ce69"/>
          <table:table-cell table:number-columns-repeated="16373"/>
        </table:table-row>
        <table:table-row table:style-name="ro2">
          <table:table-cell table:style-name="ce82"/>
          <table:table-cell table:style-name="ce84"/>
          <table:table-cell table:style-name="ce84"/>
          <table:table-cell table:style-name="ce82"/>
          <table:table-cell table:style-name="ce82"/>
          <table:table-cell table:style-name="ce82"/>
          <table:table-cell table:style-name="ce82"/>
          <table:table-cell table:style-name="ce82"/>
          <table:table-cell table:style-name="ce82"/>
          <table:table-cell table:style-name="ce83"/>
          <table:table-cell table:style-name="ce83"/>
          <table:table-cell table:number-columns-repeated="16373"/>
        </table:table-row>
        <table:table-row table:number-rows-repeated="4" table:style-name="ro2">
          <table:table-cell table:style-name="ce85"/>
          <table:table-cell table:style-name="ce90"/>
          <table:table-cell table:style-name="ce90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6"/>
          <table:table-cell table:style-name="ce86"/>
          <table:table-cell table:number-columns-repeated="16373"/>
        </table:table-row>
        <table:table-row table:style-name="ro2">
          <table:table-cell table:style-name="ce85"/>
          <table:table-cell table:style-name="ce90"/>
          <table:table-cell table:style-name="ce90"/>
          <table:table-cell table:style-name="ce85"/>
          <table:table-cell table:style-name="ce85"/>
          <table:table-cell table:style-name="ce87"/>
          <table:table-cell table:style-name="ce85"/>
          <table:table-cell table:style-name="ce85"/>
          <table:table-cell table:style-name="ce85"/>
          <table:table-cell table:style-name="ce86"/>
          <table:table-cell table:style-name="ce86"/>
          <table:table-cell table:number-columns-repeated="16373"/>
        </table:table-row>
        <table:table-row table:style-name="ro2">
          <table:table-cell table:style-name="ce85"/>
          <table:table-cell table:style-name="ce90"/>
          <table:table-cell table:style-name="ce90"/>
          <table:table-cell table:style-name="ce85"/>
          <table:table-cell table:style-name="ce85"/>
          <table:table-cell table:style-name="ce88"/>
          <table:table-cell table:style-name="ce85"/>
          <table:table-cell table:style-name="ce85"/>
          <table:table-cell table:style-name="ce85"/>
          <table:table-cell table:style-name="ce86"/>
          <table:table-cell table:style-name="ce86"/>
          <table:table-cell table:number-columns-repeated="16373"/>
        </table:table-row>
        <table:table-row table:style-name="ro2">
          <table:table-cell table:style-name="ce85"/>
          <table:table-cell table:style-name="ce90"/>
          <table:table-cell table:style-name="ce90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6"/>
          <table:table-cell table:style-name="ce86"/>
          <table:table-cell table:number-columns-repeated="16373"/>
        </table:table-row>
        <table:table-row table:style-name="ro2">
          <table:table-cell table:style-name="ce89"/>
          <table:table-cell table:style-name="ce84"/>
          <table:table-cell table:style-name="ce84"/>
          <table:table-cell table:style-name="ce82"/>
          <table:table-cell table:style-name="ce82"/>
          <table:table-cell table:style-name="ce82"/>
          <table:table-cell table:style-name="ce82"/>
          <table:table-cell table:style-name="ce82"/>
          <table:table-cell table:style-name="ce82"/>
          <table:table-cell table:style-name="ce83"/>
          <table:table-cell table:style-name="ce83"/>
          <table:table-cell table:number-columns-repeated="16373"/>
        </table:table-row>
        <table:table-row table:style-name="ro2">
          <table:table-cell table:style-name="ce28"/>
          <table:table-cell table:number-columns-repeated="3" table:style-name="ce17"/>
          <table:table-cell table:number-columns-repeated="5" table:style-name="ce16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64"/>
          <table:table-cell table:number-columns-repeated="3" table:style-name="ce17"/>
          <table:table-cell table:number-columns-repeated="5" table:style-name="ce16"/>
          <table:table-cell table:number-columns-repeated="2" table:style-name="ce13"/>
          <table:table-cell table:number-columns-repeated="16373"/>
        </table:table-row>
        <table:table-row table:number-rows-repeated="10483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ext-properties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3" style:family="table-cell" style:data-style-name="N0">
      <style:text-properties fo:font-weight="bold" style:font-weight-asian="bold" style:font-weight-complex="bold"/>
    </style:style>
    <style:style style:name="cf4" style:family="table-cell" style:data-style-name="N0">
      <style:text-properties fo:font-weight="bold" style:font-weight-asian="bold" style:font-weight-complex="bold"/>
    </style:style>
    <style:style style:name="cf5" style:family="table-cell" style:data-style-name="N0">
      <style:text-properties fo:font-weight="bold" style:font-weight-asian="bold" style:font-weight-complex="bold"/>
    </style:style>
    <style:style style:name="cf6" style:family="table-cell" style:data-style-name="N0">
      <style:text-properties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7" style:family="table-cell">
      <style:text-properties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Marcel Lenterman</meta:initial-creator>
    <dc:creator>Marcel Lenterman</dc:creator>
    <meta:creation-date>2022-01-18T13:10:45Z</meta:creation-date>
    <dc:date>2022-02-21T13:58:27Z</dc:date>
  </office:meta>
</office:document-meta>
</file>